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687cm" fo:min-width="3.00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94cm" fo:min-width="2.56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687cm" fo:min-width="3.0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1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29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89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19cm" fo:min-width="1.9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2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6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54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paragraph-properties fo:text-align="justify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12" style:family="paragraph"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05cm" svg:height="3.937cm" svg:x="1.889cm" svg:y="2.1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067cm" svg:height="3.302cm" svg:x="16.074cm" svg:y="2.52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3.504cm" svg:height="3.937cm" svg:x="9.044cm" svg:y="2.1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2.854cm" svg:height="0.806cm" svg:x="2.187cm" svg:y="6.417cm">
          <draw:text-box>
            <text:p text:style-name="P2"><text:span text:style-name="T1">Frontend</text:span></text:p>
          </draw:text-box>
        </draw:frame>
        <draw:frame draw:style-name="gr5" draw:text-style-name="P3" draw:layer="layout" svg:width="2.796cm" svg:height="0.806cm" svg:x="9.398cm" svg:y="6.381cm">
          <draw:text-box>
            <text:p><text:span text:style-name="T1">Backend</text:span></text:p>
          </draw:text-box>
        </draw:frame>
        <draw:frame draw:style-name="gr6" draw:text-style-name="P3" draw:layer="layout" svg:width="3.015cm" svg:height="0.806cm" svg:x="16.146cm" svg:y="6.334cm">
          <draw:text-box>
            <text:p><text:span text:style-name="T1">Database</text:span></text:p>
          </draw:text-box>
        </draw:frame>
        <draw:line draw:style-name="gr7" draw:text-style-name="P4" draw:layer="layout" svg:x1="5.393cm" svg:y1="3.159cm" svg:x2="9.043cm" svg:y2="3.159cm">
          <text:p/>
        </draw:line>
        <draw:line draw:style-name="gr7" draw:text-style-name="P4" draw:layer="layout" svg:x1="12.548cm" svg:y1="3.159cm" svg:x2="16.052cm" svg:y2="3.159cm">
          <text:p/>
        </draw:line>
        <draw:line draw:style-name="gr7" draw:text-style-name="P4" draw:layer="layout" svg:x1="16.052cm" svg:y1="4.937cm" svg:x2="12.548cm" svg:y2="4.937cm">
          <text:p/>
        </draw:line>
        <draw:line draw:style-name="gr7" draw:text-style-name="P4" draw:layer="layout" svg:x1="9.043cm" svg:y1="4.937cm" svg:x2="5.393cm" svg:y2="4.937cm">
          <text:p/>
        </draw:line>
        <draw:frame draw:style-name="gr8" draw:text-style-name="P6" draw:layer="layout" svg:width="2.587cm" svg:height="0.887cm" svg:x="5.947cm" svg:y="2.278cm">
          <draw:text-box>
            <text:p text:style-name="P5"><text:span text:style-name="T2">Request send</text:span></text:p>
            <text:p text:style-name="P5"><text:span text:style-name="T2">with loan id</text:span></text:p>
          </draw:text-box>
        </draw:frame>
        <draw:frame draw:style-name="gr9" draw:text-style-name="P8" draw:layer="layout" svg:width="2.695cm" svg:height="0.569cm" svg:x="12.866cm" svg:y="2.524cm">
          <draw:text-box>
            <text:p text:style-name="P7"><text:span text:style-name="T3">Finding </text:span><text:span text:style-name="T2">loan id</text:span></text:p>
          </draw:text-box>
        </draw:frame>
        <draw:frame draw:style-name="gr10" draw:text-style-name="P9" draw:layer="layout" svg:width="2.98cm" svg:height="0.569cm" svg:x="13.018cm" svg:y="4.241cm">
          <draw:text-box>
            <text:p><text:span text:style-name="T2">Return loan data</text:span></text:p>
          </draw:text-box>
        </draw:frame>
        <draw:frame draw:style-name="gr11" draw:text-style-name="P9" draw:layer="layout" svg:width="3.425cm" svg:height="0.569cm" svg:x="5.483cm" svg:y="4.297cm">
          <draw:text-box>
            <text:p><text:span text:style-name="T2">Data return to client</text:span></text:p>
          </draw:text-box>
        </draw:frame>
        <draw:frame draw:style-name="gr12" draw:text-style-name="P11" draw:layer="layout" svg:width="17.145cm" svg:height="2.621cm" svg:x="1.889cm" svg:y="7.858cm">
          <draw:text-box>
            <text:list text:style-name="L1">
              <text:list-item>
                <text:p text:style-name="P10"><text:span text:style-name="T4">User will interact with browser. User need to select the loan Id and that id will pass to </text:span><text:span text:style-name="T4">the </text:span></text:p>
              </text:list-item>
              <text:list-item>
                <text:p text:style-name="P10"><text:span text:style-name="T4">Backend will read user id and that check into the database</text:span></text:p>
              </text:list-item>
              <text:list-item>
                <text:p text:style-name="P10"><text:span text:style-name="T4">if that record found then backend will read the data and return it to browser.</text:span></text:p>
              </text:list-item>
              <text:list-item>
                <text:p text:style-name="P10"><text:span text:style-name="T4">Browser will read that data and display to screen.</text:span></text:p>
              </text:list-item>
            </text:list>
          </draw:text-box>
        </draw:frame>
        <draw:frame draw:style-name="gr13" draw:text-style-name="P13" draw:layer="layout" svg:width="17.272cm" svg:height="4.124cm" svg:x="1.762cm" svg:y="10.898cm">
          <draw:text-box>
            <text:p text:style-name="P12"><text:span text:style-name="T5">Frontend</text:span><text:span text:style-name="T5">: </text:span></text:p>
            <text:list text:style-name="L1">
              <text:list-item>
                <text:p text:style-name="P12"><text:span text:style-name="T6">I have </text:span><text:span text:style-name="T6">used the </text:span><text:span text:style-name="T6">frontend </text:span><text:span text:style-name="T6">as a </text:span><text:span text:style-name="T7">react js</text:span><text:span text:style-name="T6">. </text:span><text:span text:style-name="T6">I also </text:span><text:span text:style-name="T6">use </text:span><text:span text:style-name="T6">library </text:span><text:span text:style-name="T6">called </text:span><text:span text:style-name="T7">axios </text:span><text:span text:style-name="T6">for make </text:span><text:span text:style-name="T6">the </text:span><text:span text:style-name="T6">request </text:span><text:span text:style-name="T6">call to </text:span><text:span text:style-name="T6">backend</text:span><text:span text:style-name="T6">. </text:span></text:p>
              </text:list-item>
              <text:list-item>
                <text:p text:style-name="P12"><text:span text:style-name="T6">On the </text:span><text:span text:style-name="T6">page </text:span><text:span text:style-name="T6">load we </text:span><text:span text:style-name="T6">make </text:span><text:span text:style-name="T6">the </text:span><text:span text:style-name="T6">reques </text:span><text:span text:style-name="T6">to </text:span><text:span text:style-name="T6">backend </text:span><text:span text:style-name="T6">for load </text:span><text:span text:style-name="T6">the 20 </text:span><text:span text:style-name="T6">loan ids </text:span><text:span text:style-name="T6">and it </text:span><text:span text:style-name="T6">will </text:span><text:span text:style-name="T6">populat</text:span><text:span text:style-name="T6">e it in to </text:span><text:span text:style-name="T6">dropdo</text:span><text:span text:style-name="T6">wn. </text:span></text:p>
              </text:list-item>
              <text:list-item>
                <text:p text:style-name="P12"><text:span text:style-name="T6">User </text:span><text:span text:style-name="T6">need to </text:span><text:span text:style-name="T6">select </text:span><text:span text:style-name="T6">one </text:span><text:span text:style-name="T6">loan id </text:span><text:span text:style-name="T6">and hit </text:span><text:span text:style-name="T6">submit </text:span><text:span text:style-name="T6">button to </text:span><text:span text:style-name="T6">get the </text:span><text:span text:style-name="T6">loan </text:span><text:span text:style-name="T6">informati</text:span><text:span text:style-name="T6">on. </text:span></text:p>
              </text:list-item>
              <text:list-item>
                <text:p text:style-name="P12"><text:span text:style-name="T6">It will </text:span><text:span text:style-name="T6">show </text:span><text:span text:style-name="T6">actual </text:span><text:span text:style-name="T6">result, </text:span><text:span text:style-name="T6">predicte</text:span><text:span text:style-name="T6">d result, </text:span><text:span text:style-name="T6">default </text:span><text:span text:style-name="T6">probabil</text:span><text:span text:style-name="T6">ity, non-</text:span><text:span text:style-name="T6">default </text:span><text:span text:style-name="T6">probabil</text:span><text:span text:style-name="T6">ity etc. </text:span></text:p>
              </text:list-item>
            </text:list>
          </draw:text-box>
        </draw:frame>
        <draw:frame draw:style-name="gr13" draw:text-style-name="P13" draw:layer="layout" svg:width="17.272cm" svg:height="2.794cm" svg:x="1.762cm" svg:y="15.324cm">
          <draw:text-box>
            <text:p text:style-name="P12"><text:span text:style-name="T5">Backen</text:span><text:span text:style-name="T5">d: </text:span></text:p>
            <text:list text:style-name="L1">
              <text:list-item>
                <text:p text:style-name="P12"><text:span text:style-name="T6">I have </text:span><text:span text:style-name="T6">used </text:span><text:span text:style-name="T6">the </text:span><text:span text:style-name="T6">backen</text:span><text:span text:style-name="T6">d as a </text:span><text:span text:style-name="T7">Flask</text:span><text:span text:style-name="T6">. I </text:span><text:span text:style-name="T6">have </text:span><text:span text:style-name="T6">created </text:span><text:span text:style-name="T6">end </text:span><text:span text:style-name="T6">point </text:span><text:span text:style-name="T7">/predic</text:span><text:span text:style-name="T7">t/&lt;loan</text:span><text:span text:style-name="T7">_id&gt;</text:span></text:p>
              </text:list-item>
              <text:list-item>
                <text:p text:style-name="P12"><text:span text:style-name="T6">&lt;loan_i</text:span><text:span text:style-name="T6">d&gt; is </text:span><text:span text:style-name="T6">nothing </text:span><text:span text:style-name="T6">but the </text:span><text:span text:style-name="T6">loan of </text:span><text:span text:style-name="T6">the id.</text:span></text:p>
              </text:list-item>
              <text:list-item>
                <text:p text:style-name="P12"><text:span text:style-name="T6">We </text:span><text:span text:style-name="T6">have </text:span><text:span text:style-name="T6">also </text:span><text:span text:style-name="T6">one </text:span><text:span text:style-name="T6">more </text:span><text:span text:style-name="T6">end </text:span><text:span text:style-name="T6">point </text:span><text:span text:style-name="T6">for </text:span><text:span text:style-name="T6">loading </text:span><text:span text:style-name="T6">the </text:span><text:span text:style-name="T6">loan </text:span><text:span text:style-name="T6">ids on </text:span><text:span text:style-name="T6">load </text:span><text:span text:style-name="T6">time</text:span></text:p>
              </text:list-item>
              <text:list-item>
                <text:p text:style-name="P12"><text:span text:style-name="T7">/loan/</text:span><text:span text:style-name="T7">id</text:span><text:span text:style-name="T6"> it will </text:span><text:span text:style-name="T6">return </text:span><text:span text:style-name="T6">20 loan </text:span><text:span text:style-name="T6">ids to </text:span><text:span text:style-name="T6">client</text:span></text:p>
              </text:list-item>
            </text:list>
          </draw:text-box>
        </draw:frame>
        <draw:frame draw:style-name="gr13" draw:text-style-name="P13" draw:layer="layout" svg:width="17.272cm" svg:height="2.794cm" svg:x="1.762cm" svg:y="18.399cm">
          <draw:text-box>
            <text:p text:style-name="P12"><text:span text:style-name="T5">Databas</text:span><text:span text:style-name="T5">e: </text:span></text:p>
            <text:list text:style-name="L1">
              <text:list-item>
                <text:p text:style-name="P12"><text:span text:style-name="T6">We </text:span><text:span text:style-name="T6">have </text:span><text:span text:style-name="T6">used </text:span><text:span text:style-name="T6">the </text:span><text:span text:style-name="T6">databa</text:span><text:span text:style-name="T6">se for </text:span><text:span text:style-name="T6">store </text:span><text:span text:style-name="T6">the </text:span><text:span text:style-name="T6">informa</text:span><text:span text:style-name="T6">tion of </text:span><text:span text:style-name="T6">loan id </text:span><text:span text:style-name="T6">results.</text:span></text:p>
              </text:list-item>
              <text:list-item>
                <text:p text:style-name="P12"><text:span text:style-name="T6">In </text:span><text:span text:style-name="T6">databa</text:span><text:span text:style-name="T6">se we </text:span><text:span text:style-name="T6">have </text:span><text:span text:style-name="T6">only </text:span><text:span text:style-name="T6">one </text:span><text:span text:style-name="T6">table </text:span><text:span text:style-name="T7">loan</text:span></text:p>
              </text:list-item>
              <text:list-item>
                <text:p text:style-name="P12"><text:span text:style-name="T6">Loan </text:span><text:span text:style-name="T6">table </text:span><text:span text:style-name="T6">contain </text:span><text:span text:style-name="T6">loan_id</text:span><text:span text:style-name="T6">, actual, </text:span><text:span text:style-name="T6">predict</text:span><text:span text:style-name="T6">ed, </text:span><text:span text:style-name="T6">default</text:span><text:span text:style-name="T6">_prob, </text:span><text:span text:style-name="T6">non_de</text:span><text:span text:style-name="T6">fault_pr</text:span><text:span text:style-name="T6">ob.</text:span></text:p>
              </text:list-item>
              <text:list-item>
                <text:p text:style-name="P12"><text:span text:style-name="T6">Backen</text:span><text:span text:style-name="T6">d will </text:span><text:span text:style-name="T6">find the </text:span><text:span text:style-name="T6">perticul</text:span><text:span text:style-name="T6">ar id for </text:span><text:span text:style-name="T6">informa</text:span><text:span text:style-name="T6">tion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21:45:15.407038759</meta:creation-date>
    <dc:date>2021-04-26T22:23:14.178275252</dc:date>
    <meta:editing-duration>PT25M46S</meta:editing-duration>
    <meta:editing-cycles>6</meta:editing-cycles>
    <meta:generator>LibreOffice/6.4.7.2$Linux_X86_64 LibreOffice_project/40$Build-2</meta:generator>
    <meta:document-statistic meta:object-count="18"/>
  </office:meta>
</office:document-meta>
</file>